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8mm"/>
    </style:style>
    <style:style style:name="co3" style:family="table-column">
      <style:table-column-properties fo:break-before="auto" style:column-width="6.19mm"/>
    </style:style>
    <style:style style:name="co4" style:family="table-column">
      <style:table-column-properties fo:break-before="auto" style:column-width="15.73mm"/>
    </style:style>
    <style:style style:name="co5" style:family="table-column">
      <style:table-column-properties fo:break-before="auto" style:column-width="52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100"/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ce6"/>
        <table:table-column table:style-name="co5" table:default-cell-style-name="ce4"/>
        <table:table-row table:style-name="ro1">
          <table:table-cell table:style-name="ce1" office:value-type="string" calcext:value-type="string">
            <text:p>Characters:</text:p>
          </table:table-cell>
          <table:table-cell table:style-name="ce1" office:value-type="string" calcext:value-type="string">
            <text:p>Binary</text:p>
          </table:table-cell>
          <table:table-cell/>
          <table:table-cell table:style-name="ce1" office:value-type="string" calcext:value-type="string">
            <text:p>Integers</text:p>
          </table:table-cell>
          <table:table-cell table:style-name="ce1" office:value-type="string" calcext:value-type="string">
            <text:p>Binar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 1 1 0 0 0 0 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0 0 0 0 0 0 0 0 0 0 0 0 0 0 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4" office:value-type="string" calcext:value-type="string">
            <text:p>0 1 0 0 0 0 0 1</text:p>
          </table:table-cell>
          <table:table-cell/>
          <table:table-cell office:value-type="float" office:value="-0" calcext:value-type="float">
            <text:p>0</text:p>
          </table:table-cell>
          <table:table-cell office:value-type="string" calcext:value-type="string">
            <text:p>0 0 0 0 0 0 0 0 0 0 0 0 0 0 0 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0 1 1 1 1 0 1 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0 0 0 0 0 0 0 0 0 0 0 0 0 0 1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0 1 0 1 1 0 1 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1 1 1 1 1 1 1 1 1 1 1 1 1 1 1 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0 1 1 0 0 0 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0 0 0 0 0 0 0 0 0 0 0 0 0 1 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0 1 1 0 0 0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0 0 0 0 0 0 0 0 0 0 0 0 1 0 0</text:p>
          </table:table-cell>
        </table:table-row>
        <table:table-row table:style-name="ro1">
          <table:table-cell table:style-name="Default"/>
          <table:table-cell table:style-name="ce5"/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0 0 0 0 0 1 0 0 0 0 0 0 0 0 0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Strzelec</meta:initial-creator>
    <meta:creation-date>2017-11-28T20:00:15.976248993</meta:creation-date>
    <meta:editing-cycles>1</meta:editing-cycles>
    <meta:editing-duration>PT9M11S</meta:editing-duration>
    <dc:title>wyniki operacje bitowe lab c</dc:title>
    <dc:date>2017-11-28T20:16:37.128719604</dc:date>
    <dc:creator>Łukasz Strzelec</dc:creator>
    <meta:document-statistic meta:table-count="1" meta:cell-count="30" meta:object-count="0"/>
    <meta:generator>LibreOffice/5.4.1.2$Linux_X86_64 LibreOffice_project/40m0$Build-2</meta:generator>
  </office:meta>
</office:document-meta>
</file>